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68b" officeooo:paragraph-rsid="0015168b"/>
    </style:style>
    <style:style style:name="P2" style:family="paragraph" style:parent-style-name="Standard">
      <style:text-properties officeooo:rsid="00160ef5" officeooo:paragraph-rsid="00160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Nandor </text:p>
      <text:p text:style-name="P1">mjn18</text:p>
      <text:p text:style-name="P1">Problem Set 6 writeu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objective for this problem set was to work with the ARIAC 2018 setup and have it run through a set of predetermined actions. <text:s/>My solution is broadly broken up into 2 sections: the setup, where the appropriate clients and subscribers were created, and the action, where the fun happens. <text:s/></text:p>
      <text:p text:style-name="P1"/>
      <text:p text:style-name="P2">While there was some initial difficulty with getting the correct data types in the right places, this was an excellent chance to apply earlier learned skills.</text:p>
      <text:p text:style-name="P2"/>
      <text:p text:style-name="P2">Testing shows the box was typically able to stop within 5 mm to 1 cm of center. <text:s/>Observation of the logical camera signal showed some deliberately added noise. <text:s/>Combined with a relatively slow 10 Hz update rate, this limited the accuracy of the stop locatio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20:22:49.415956427</meta:creation-date>
    <dc:date>2018-11-06T20:52:54.956029406</dc:date>
    <meta:editing-duration>PT19M55S</meta:editing-duration>
    <meta:editing-cycles>1</meta:editing-cycles>
    <meta:document-statistic meta:table-count="0" meta:image-count="0" meta:object-count="0" meta:page-count="1" meta:paragraph-count="6" meta:word-count="128" meta:character-count="748" meta:non-whitespace-character-count="618"/>
    <meta:generator>LibreOffice/5.1.6.2$Linux_X86_64 LibreOffice_project/10m0$Build-2</meta:generator>
  </office:meta>
</office:document-meta>
</file>